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ourier" svg:font-family="Courier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TimesNewRomanPS-BoldMT" fo:font-size="10pt" style:font-name-asian="TimesNewRomanPS-BoldMT" style:font-size-asian="10pt" style:font-name-complex="TimesNewRomanPS-BoldMT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10" style:family="paragraph" style:parent-style-name="Standard" style:list-style-name="">
      <style:paragraph-properties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style:font-name-asian="TimesNewRomanPSMT" style:font-name-complex="TimesNewRomanPSM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" fo:font-size="10pt" style:font-name-asian="Courier" style:font-size-asian="10pt" style:font-name-complex="Courier" style:font-size-complex="10pt"/>
    </style:style>
    <style:style style:name="T5" style:family="text">
      <style:text-properties style:language-asian="zh" style:country-asian="CN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CI 132 Quiz 3</text:p>
      <text:p text:style-name="P7">March 2, 2012</text:p>
      <text:p text:style-name="P6">Name: Skylar Downes</text:p>
      <text:p text:style-name="P2"><text:span text:style-name="T1">1 </text:span><text:span text:style-name="T2">In class we discussed three different ways to determine aspects of the running time requirements of our programs.</text:span></text:p>
      <text:p text:style-name="P8">They were (1) instrumenting a program with a variable that keeps track of how many statements are executed, (2)</text:p>
      <text:p text:style-name="P8">instrumenting a program with calls to a system timer method for determining elapsed time of execution, and (3)</text:p>
      <text:p text:style-name="P8">counting statements by hand to determine a statement count formula.</text:p>
      <text:p text:style-name="P8"/>
      <text:list xml:id="list32164738" text:style-name="L1">
        <text:list-item>
          <text:list>
            <text:list-item>
              <text:p text:style-name="P3"><text:span text:style-name="T2">For each of these ways give one “pro” for using that method.</text:span></text:p>
            </text:list-item>
          </text:list>
        </text:list-item>
      </text:list>
      <text:p text:style-name="P1"><text:span text:style-name="T2">1Accurate data</text:span></text:p>
      <text:p text:style-name="P1"><text:span text:style-name="T2">2Easy to implement – gives an amount of time</text:span></text:p>
      <text:p text:style-name="P1"><text:span text:style-name="T2">3Doing it by hand gives us the best understanding of how the program works – gives a formula</text:span></text:p>
      <text:p text:style-name="P1"><text:span text:style-name="T2"/></text:p>
      <text:list xml:id="list32184883" text:style-name="L2">
        <text:list-item>
          <text:list>
            <text:list-item>
              <text:p text:style-name="P4"><text:span text:style-name="T2">For each of these ways, give a “con” for using that method.</text:span></text:p>
            </text:list-item>
          </text:list>
        </text:list-item>
      </text:list>
      <text:p text:style-name="P1"><text:span text:style-name="T2">1Changes the length of the program/ does not give an amount of time</text:span></text:p>
      <text:p text:style-name="P1"><text:span text:style-name="T2">2inaccurate </text:span></text:p>
      <text:p text:style-name="P1"><text:span text:style-name="T2">3difficult/ human error/ variability</text:span></text:p>
      <text:p text:style-name="P1"><text:span text:style-name="T2"/></text:p>
      <text:list xml:id="list32175424" text:style-name="L3">
        <text:list-item>
          <text:list>
            <text:list-item>
              <text:p text:style-name="P5"><text:span text:style-name="T2">Instrument the following code for determining the number of statements executed.</text:span></text:p>
            </text:list-item>
          </text:list>
        </text:list-item>
      </text:list>
      <text:p text:style-name="P1"><text:span text:style-name="T2">Int counter = 0;</text:span></text:p>
      <text:p text:style-name="P9">i = 1</text:p>
      <text:p text:style-name="P9">count++;</text:p>
      <text:p text:style-name="P9">while i &lt;= n loop</text:p>
      <text:p text:style-name="P9">count++;</text:p>
      <text:p text:style-name="P9">count++;</text:p>
      <text:p text:style-name="P9">if x &lt; y then</text:p>
      <text:p text:style-name="P9">count++;</text:p>
      <text:p text:style-name="P9">print x</text:p>
      <text:p text:style-name="P9">count++;</text:p>
      <text:p text:style-name="P9">else</text:p>
      <text:p text:style-name="P9">count++;</text:p>
      <text:p text:style-name="P9">read z</text:p>
      <text:p text:style-name="P9">count++;</text:p>
      <text:p text:style-name="P9">print (x + y) * z</text:p>
      <text:p text:style-name="P9">count++;</text:p>
      <text:p text:style-name="P9">end if</text:p>
      <text:p text:style-name="P9">count++;</text:p>
      <text:p text:style-name="P9">i = i + 1</text:p>
      <text:p text:style-name="P9">count++;</text:p>
      <text:p text:style-name="P9">end loop</text:p>
      <text:p text:style-name="P9">count++;</text:p>
      <text:p text:style-name="P9"/>
      <text:p text:style-name="P9"/>
      <text:p text:style-name="P9"/>
      <text:p text:style-name="P8">1.4 In the space below, give the general shape of the graph as it would appear for the program of 1.3 in the way we</text:p>
      <text:p text:style-name="P8">did our graphing problems. You do not need to put points in the graph, but rather just draw a line that would</text:p>
      <text:p text:style-name="P8">show its general appearance on an x,y graph.</text:p>
      <text:p text:style-name="P8"/>
      <text:p text:style-name="P8"><text:s text:c="10"/>/</text:p>
      <text:p text:style-name="P8"><text:s text:c="9"/>/</text:p>
      <text:p text:style-name="P8"><text:s text:c="7"/>/</text:p>
      <text:p text:style-name="P8"><text:s text:c="6"/>/</text:p>
      <text:p text:style-name="P8"><text:s text:c="4"/>/</text:p>
      <text:p text:style-name="P8"><text:s text:c="3"/>/</text:p>
      <text:p text:style-name="P8"><text:s/>/</text:p>
      <text:p text:style-name="P8">/</text:p>
      <text:p text:style-name="P2"><text:soft-page-break/><text:span text:style-name="T1">1.5 </text:span><text:span text:style-name="T3">I</text:span><text:span text:style-name="T2">nstrument the following code for determining how much actual time is will be taken when the code is</text:span></text:p>
      <text:p text:style-name="P8">executes. You don't need to remember proper syntax for doing this; just use syntax that shows that you know</text:p>
      <text:p text:style-name="P8">how to do it:</text:p>
      <text:p text:style-name="P8"/>
      <text:p text:style-name="P8">sta<text:span text:style-name="T5">rt = TimerValue();</text:span></text:p>
      <text:p text:style-name="P9">i = 1</text:p>
      <text:p text:style-name="P9">while i &lt;= n loop</text:p>
      <text:p text:style-name="P9">if x &lt; y then</text:p>
      <text:p text:style-name="P9">print x</text:p>
      <text:p text:style-name="P9">else</text:p>
      <text:p text:style-name="P9">read z</text:p>
      <text:p text:style-name="P9">print (x + y) * z</text:p>
      <text:p text:style-name="P9">end if</text:p>
      <text:p text:style-name="P9">i = i + 1</text:p>
      <text:p text:style-name="P9">end loop</text:p>
      <text:p text:style-name="P9">end = TimerValue()</text:p>
      <text:p text:style-name="P9">total = (end - sta<text:span text:style-name="T5">rt)</text:span></text:p>
      <text:p text:style-name="P9"/>
      <text:p text:style-name="P8">2. We studied three sorts in detail. They were the in-class selection sort, the in-book selection sort, and the in-book</text:p>
      <text:p text:style-name="P8">bubble sort. Give your ranking from 1 (best) to 3 (worst) of these three based on their overall performance as you</text:p>
      <text:p text:style-name="P8">saw on the graphs that you did for these three. With each ranking justify why you chose that ranking, basing your</text:p>
      <text:p text:style-name="P8">justification on the graphs that you created.</text:p>
      <text:p text:style-name="P8"/>
      <text:p text:style-name="P8">1 bubble 2 book selection 3 class selection/bubble sort was faster all around, especially for the pre-<text:span text:style-name="T5">sorted set. <text:s/>The book sort was slightly faster than the class sort.</text:span></text:p>
      <text:p text:style-name="P8"/>
      <text:p text:style-name="P8">3. Give the statement count formulas for each of the following code segments. Write your formulas just to the right of</text:p>
      <text:p text:style-name="P8">each code segment. Be careful to read each code segment carefully, as they will often include slight variations on</text:p>
      <text:p text:style-name="P8">the examples given in the in-lab.</text:p>
      <text:p text:style-name="P8"/>
      <text:p text:style-name="P8"/>
      <text:p text:style-name="P9">input x, y</text:p>
      <text:p text:style-name="P9">a = x + y / 15</text:p>
      <text:p text:style-name="P9">print a</text:p>
      <text:p text:style-name="P9"/>
      <text:p text:style-name="P9">3</text:p>
      <text:p text:style-name="P9">----------</text:p>
      <text:p text:style-name="P9">i = 1</text:p>
      <text:p text:style-name="P9">while i &lt;= n loop</text:p>
      <text:p text:style-name="P9">print i</text:p>
      <text:p text:style-name="P9">i = i + 1</text:p>
      <text:p text:style-name="P9">end loop</text:p>
      <text:p text:style-name="P9"/>
      <text:p text:style-name="P9">4n + 2</text:p>
      <text:p text:style-name="P9">----------</text:p>
      <text:p text:style-name="P9"/>
      <text:p text:style-name="P9"/>
      <text:p text:style-name="P9">//The following code segment contains an if statement that has more statements in</text:p>
      <text:p text:style-name="P9">//the else part than in the then part. How does one count statements in this case?</text:p>
      <text:p text:style-name="P9">//There are various ways that we will talk about later, but one obvious way is to</text:p>
      <text:p text:style-name="P9">//account for the worst case. That is, how many statements will be executed in this</text:p>
      <text:p text:style-name="P9">//program segment in the worst case, meaning the “maximum number” of statements</text:p>
      <text:p text:style-name="P9">//that would ever be executed. This means that you would only count the statements</text:p>
      <text:p text:style-name="P9">//executed in the else clause and not the ones in the then clause in this</text:p>
      <text:p text:style-name="P9">//case.</text:p>
      <text:p text:style-name="P9"/>
      <text:p text:style-name="P9"/>
      <text:p text:style-name="P9">i = 1</text:p>
      <text:p text:style-name="P9">while i &lt;= n loop</text:p>
      <text:p text:style-name="P9"><text:soft-page-break/>if x &lt; y then</text:p>
      <text:p text:style-name="P9">print x</text:p>
      <text:p text:style-name="P9">else</text:p>
      <text:p text:style-name="P9">read z</text:p>
      <text:p text:style-name="P9">print (x + y) * z</text:p>
      <text:p text:style-name="P9">end if</text:p>
      <text:p text:style-name="P9">i = i + 1</text:p>
      <text:p text:style-name="P9">end loop</text:p>
      <text:p text:style-name="P9"/>
      <text:p text:style-name="P9">8n + 2</text:p>
      <text:p text:style-name="P9">----------</text:p>
      <text:p text:style-name="P9"/>
      <text:p text:style-name="P9">i = 1</text:p>
      <text:p text:style-name="P9">while i &lt;= n loop</text:p>
      <text:p text:style-name="P9">print i</text:p>
      <text:p text:style-name="P9">j = 1</text:p>
      <text:p text:style-name="P9">while j &lt;= 5 loop</text:p>
      <text:p text:style-name="P9">print i * j</text:p>
      <text:p text:style-name="P9">j = j + 1</text:p>
      <text:p text:style-name="P9">end loop</text:p>
      <text:p text:style-name="P9">i = i + 1</text:p>
      <text:p text:style-name="P9">end loop</text:p>
      <text:p text:style-name="P9"/>
      <text:p text:style-name="P9">26n + 2</text:p>
      <text:p text:style-name="P9">----------</text:p>
      <text:p text:style-name="P9">i = 1</text:p>
      <text:p text:style-name="P9">while i &lt;= n loop</text:p>
      <text:p text:style-name="P9">print i</text:p>
      <text:p text:style-name="P9">j = 1</text:p>
      <text:p text:style-name="P9">while j &lt; n loop</text:p>
      <text:p text:style-name="P9">print i * j</text:p>
      <text:p text:style-name="P9">j = j + 1</text:p>
      <text:p text:style-name="P9">end loop</text:p>
      <text:p text:style-name="P9">i = i + 1</text:p>
      <text:p text:style-name="P9">end loop</text:p>
      <text:p text:style-name="P9"/>
      <text:p text:style-name="P9">4n<text:span text:style-name="T6">2</text:span><text:span text:style-name="T7"> + 2n + 2</text:span></text:p>
      <text:p text:style-name="P9">----------</text:p>
      <text:p text:style-name="P9">for i in 1..n loop</text:p>
      <text:p text:style-name="P9">j = i</text:p>
      <text:p text:style-name="P9">while j &lt;= n loop</text:p>
      <text:p text:style-name="P9">print i*j</text:p>
      <text:p text:style-name="P9">j = j + 1</text:p>
      <text:p text:style-name="P9">end loop</text:p>
      <text:p text:style-name="P10"><text:span text:style-name="T4">end loop</text:span></text:p>
      <text:p text:style-name="P10"><text:span text:style-name="T4"/></text:p>
      <text:p text:style-name="P9"><text:span text:style-name="T4">2n</text:span><text:span text:style-name="T6">2</text:span><text:span text:style-name="T7"> + 6n +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Courier" svg:font-family="Courier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2:03:17.56</meta:creation-date>
    <dc:date>2012-03-27T17:57:15.64</dc:date>
    <meta:editing-duration>PT5H38M4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3" meta:paragraph-count="137" meta:word-count="789" meta:character-count="3732"/>
  </office:meta>
</office:document-meta>
</file>